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1mm" svg:x="67.59mm" svg:y="5.18mm">
            <loext:p draw:notify-on-update-of-ranges="Лист1.E3:Лист1.E3 Лист1.A2:Лист1.A12 Лист1.B1:Лист1.B1 Лист1.B2:Лист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(Hz)</text:p>
          </table:table-cell>
          <table:table-cell office:value-type="string" calcext:value-type="string">
            <text:p>|F(w)|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9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9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9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91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0.70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0.7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4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2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4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0:00:36.040000000</meta:creation-date>
    <dc:date>2016-05-30T10:15:48.108000000</dc:date>
    <meta:editing-duration>PT4M46S</meta:editing-duration>
    <meta:editing-cycles>1</meta:editing-cycles>
    <meta:document-statistic meta:table-count="1" meta:cell-count="24" meta:object-count="1"/>
    <meta:generator>LibreOffice/5.1.3.2$Windows_x86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line" chart:style-name="ch1">
        <chart:legend chart:legend-position="end" svg:x="13.836cm" svg:y="4.197cm" style:legend-expansion="high" chart:style-name="ch2"/>
        <chart:plot-area chart:style-name="ch3" table:cell-range-address="Лист1.E3:Лист1.E3 Лист1.A2:Лист1.B12 Лист1.B1:Лист1.B1" chart:data-source-has-labels="both" svg:x="0.32cm" svg:y="0.179cm" svg:width="13.196cm" svg:height="8.634cm">
          <chartooo:coordinate-region svg:x="0.756cm" svg:y="0.379cm" svg:width="12.018cm" svg:height="7.787cm"/>
          <chart:axis chart:dimension="x" chart:name="primary-x" chart:style-name="ch4" chartooo:axis-type="auto">
            <chartooo:date-scale/>
            <chart:categories table:cell-range-address="Лист1.A2:Лист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2" chart:label-cell-address="Лист1.B1:Лист1.B1" chart:class="chart:line">
            <chart:data-point chart:repeated="11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|F(w)|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Лист1.A2:Лист1.A12</svg:desc>
                </draw:g>
              </table:table-cell>
              <table:table-cell office:value-type="float" office:value="NaN">
                <text:p>NaN</text:p>
                <draw:g>
                  <svg:desc>Лист1.B2:Лист1.B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